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background-color="#FFFF00"/>
    </style:style>
    <style:style style:name="P3" style:parent-style-name="Standard" style:family="paragraph">
      <style:text-properties fo:background-color="#FFFF00"/>
    </style:style>
    <style:style style:name="P4" style:parent-style-name="Standard" style:family="paragraph">
      <style:text-properties fo:background-color="#FFFF00"/>
    </style:style>
    <style:style style:name="P5" style:parent-style-name="Standard" style:family="paragraph">
      <style:text-properties fo:background-color="#FFFF00"/>
    </style:style>
    <style:style style:name="P6" style:parent-style-name="PreformattedText" style:family="paragraph">
      <style:text-properties fo:background-color="#FFFF00"/>
    </style:style>
    <style:style style:name="P7" style:parent-style-name="Standard" style:family="paragraph">
      <style:text-properties fo:background-color="#FFFF00"/>
    </style:style>
    <style:style style:name="P8" style:parent-style-name="Textbody" style:family="paragraph">
      <style:text-properties fo:background-color="#FFFF00"/>
    </style:style>
    <style:style style:name="P9" style:parent-style-name="Textbody" style:family="paragraph">
      <style:text-properties fo:background-color="#FFFF00"/>
    </style:style>
    <style:style style:name="P10" style:parent-style-name="Standard" style:family="paragraph">
      <style:text-properties fo:background-color="#FFFF00"/>
    </style:style>
    <style:style style:name="P11" style:parent-style-name="Standard" style:family="paragraph">
      <style:text-properties fo:background-color="#FFFF00"/>
    </style:style>
    <style:style style:name="P12" style:parent-style-name="Standard" style:family="paragraph">
      <style:text-properties fo:background-color="#FFFF00"/>
    </style:style>
    <style:style style:name="P13" style:parent-style-name="Standard" style:family="paragraph">
      <style:text-properties fo:background-color="#FFFF00"/>
    </style:style>
    <style:style style:name="P14" style:parent-style-name="Standard" style:family="paragraph">
      <style:text-properties fo:background-color="#FFFF00"/>
    </style:style>
    <style:style style:name="P15" style:parent-style-name="Standard" style:family="paragraph">
      <style:text-properties fo:background-color="#FFFF00"/>
    </style:style>
    <style:style style:name="P16" style:parent-style-name="Standard" style:family="paragraph">
      <style:text-properties fo:background-color="#FFFF00"/>
    </style:style>
    <style:style style:name="P17" style:parent-style-name="Standard" style:family="paragraph">
      <style:text-properties fo:background-color="#FFFF00"/>
    </style:style>
    <style:style style:name="P18" style:parent-style-name="Standard" style:family="paragraph">
      <style:text-properties fo:background-color="#FFFF00"/>
    </style:style>
    <style:style style:name="P19" style:parent-style-name="Standard" style:family="paragraph">
      <style:text-properties fo:background-color="#FFFF00"/>
    </style:style>
    <style:style style:name="P20" style:parent-style-name="Standard" style:family="paragraph">
      <style:text-properties fo:background-color="#FFFF00"/>
    </style:style>
    <style:style style:name="P21" style:parent-style-name="Standard" style:family="paragraph">
      <style:text-properties fo:background-color="#FFFF00"/>
    </style:style>
    <style:style style:name="P22" style:parent-style-name="Standard" style:family="paragraph">
      <style:text-properties fo:background-color="#FFFF00"/>
    </style:style>
    <style:style style:name="P23" style:parent-style-name="Standard" style:family="paragraph">
      <style:text-properties fo:background-color="#FFFF00"/>
    </style:style>
    <style:style style:name="P24" style:parent-style-name="Standard" style:family="paragraph">
      <style:text-properties fo:background-color="#FFFF00"/>
    </style:style>
    <style:style style:name="P25" style:parent-style-name="Standard" style:family="paragraph">
      <style:text-properties fo:background-color="#FFFF00"/>
    </style:style>
    <style:style style:name="P26" style:parent-style-name="Standard" style:family="paragraph">
      <style:text-properties fo:background-color="#FFFF00"/>
    </style:style>
    <style:style style:name="P27" style:parent-style-name="Standard" style:family="paragraph">
      <style:text-properties fo:background-color="#FFFF00"/>
    </style:style>
    <style:style style:name="P28" style:parent-style-name="Standard" style:family="paragraph">
      <style:text-properties fo:background-color="#FFFF00"/>
    </style:style>
    <style:style style:name="P29" style:parent-style-name="Standard" style:family="paragraph">
      <style:text-properties fo:background-color="#FFFF00"/>
    </style:style>
    <style:style style:name="P30" style:parent-style-name="Standard" style:family="paragraph">
      <style:text-properties fo:background-color="#FFFF00"/>
    </style:style>
    <style:style style:name="P31" style:parent-style-name="Standard" style:family="paragraph">
      <style:text-properties fo:background-color="#FFFF00"/>
    </style:style>
    <style:style style:name="P32" style:parent-style-name="Standard" style:family="paragraph">
      <style:text-properties fo:background-color="#FFFF00"/>
    </style:style>
    <style:style style:name="P33" style:parent-style-name="Standard" style:family="paragraph">
      <style:text-properties fo:background-color="#FFFF00"/>
    </style:style>
    <style:style style:name="P34" style:parent-style-name="Textbody" style:list-style-name="LFO1" style:family="paragraph"/>
    <style:style style:name="P35" style:parent-style-name="Textbody" style:list-style-name="LFO2" style:family="paragraph">
      <style:paragraph-properties fo:margin-bottom="0in"/>
    </style:style>
    <style:style style:name="P36" style:parent-style-name="Textbody" style:list-style-name="LFO3" style:family="paragraph">
      <style:paragraph-properties fo:margin-bottom="0in"/>
    </style:style>
    <style:style style:name="P37" style:parent-style-name="Textbody" style:list-style-name="LFO4" style:family="paragraph">
      <style:paragraph-properties fo:margin-bottom="0in"/>
    </style:style>
    <style:style style:name="P38" style:parent-style-name="Textbody" style:list-style-name="LFO5" style:family="paragraph">
      <style:paragraph-properties fo:margin-bottom="0in"/>
    </style:style>
    <style:style style:name="P39" style:parent-style-name="Textbody" style:list-style-name="LFO6" style:family="paragraph">
      <style:paragraph-properties fo:margin-bottom="0in"/>
    </style:style>
    <style:style style:name="P40" style:parent-style-name="Textbody" style:list-style-name="LFO7" style:family="paragraph"/>
    <style:style style:name="P41" style:parent-style-name="Textbody" style:family="paragraph">
      <style:text-properties fo:background-color="#FFFF00"/>
    </style:style>
    <style:style style:name="P42" style:parent-style-name="Textbody" style:family="paragraph">
      <style:text-properties fo:background-color="#FFFF00"/>
    </style:style>
    <style:style style:name="P43" style:parent-style-name="Textbody" style:family="paragraph">
      <style:text-properties fo:background-color="#FFFF00"/>
    </style:style>
    <style:style style:name="P44" style:parent-style-name="Textbody" style:family="paragraph">
      <style:text-properties fo:background-color="#FFFF00"/>
    </style:style>
    <style:style style:name="P45" style:parent-style-name="Textbody" style:family="paragraph">
      <style:text-properties fo:background-color="#FFFF00"/>
    </style:style>
    <style:style style:name="P46" style:parent-style-name="Textbody" style:family="paragraph">
      <style:text-properties fo:background-color="#FFFF00"/>
    </style:style>
    <style:style style:name="P47" style:parent-style-name="Textbody" style:family="paragraph">
      <style:text-properties fo:background-color="#FFFF00"/>
    </style:style>
    <style:style style:name="P48" style:parent-style-name="Textbody" style:family="paragraph">
      <style:text-properties fo:background-color="#FFFF00"/>
    </style:style>
    <style:style style:name="P49" style:parent-style-name="Textbody" style:list-style-name="LFO8" style:family="paragraph">
      <style:paragraph-properties fo:margin-bottom="0in"/>
    </style:style>
    <style:style style:name="P50" style:parent-style-name="Textbody" style:list-style-name="LFO8" style:family="paragraph"/>
    <style:style style:name="P51" style:parent-style-name="PreformattedText" style:family="paragraph">
      <style:paragraph-properties fo:margin-bottom="0.1965in"/>
    </style:style>
    <style:style style:name="P52" style:parent-style-name="Textbody" style:family="paragraph">
      <style:text-properties fo:background-color="#FFFF00"/>
    </style:style>
    <style:style style:name="P53" style:parent-style-name="Textbody" style:family="paragraph">
      <style:text-properties fo:background-color="#FFFF00"/>
    </style:style>
    <style:style style:name="P54" style:parent-style-name="Textbody" style:family="paragraph">
      <style:text-properties fo:background-color="#FFFF00"/>
    </style:style>
    <style:style style:name="P55" style:parent-style-name="Textbody" style:family="paragraph">
      <style:text-properties fo:background-color="#FFFF00"/>
    </style:style>
    <style:style style:name="P56" style:parent-style-name="PreformattedText" style:family="paragraph">
      <style:paragraph-properties fo:margin-bottom="0.1965in"/>
    </style:style>
    <style:style style:name="P57" style:parent-style-name="Textbody" style:family="paragraph">
      <style:text-properties fo:background-color="#FFFF00"/>
    </style:style>
    <style:style style:name="P58" style:parent-style-name="Textbody" style:family="paragraph">
      <style:text-properties fo:background-color="#FFFF00"/>
    </style:style>
    <style:style style:name="P59" style:parent-style-name="PreformattedText" style:family="paragraph">
      <style:paragraph-properties fo:margin-bottom="0.1965in"/>
    </style:style>
    <style:style style:name="T60" style:parent-style-name="SourceText" style:family="text">
      <style:text-properties style:font-name="Arial" style:font-name-complex="Arial" fo:font-weight="bold" style:font-weight-asian="bold" fo:font-size="12pt" style:font-size-asian="12pt" style:font-size-complex="12pt" fo:background-color="#FFFF00"/>
    </style:style>
    <style:style style:name="T61" style:parent-style-name="SourceText" style:family="text">
      <style:text-properties style:font-name="Arial" style:font-name-complex="Arial" fo:font-weight="bold" style:font-weight-asian="bold" fo:font-size="12pt" style:font-size-asian="12pt" style:font-size-complex="12pt" fo:background-color="#FFFF00"/>
    </style:style>
    <style:style style:name="T62" style:parent-style-name="SourceText" style:family="text">
      <style:text-properties style:font-name="Arial" style:font-name-complex="Arial" fo:font-weight="bold" style:font-weight-asian="bold" fo:font-size="12pt" style:font-size-asian="12pt" style:font-size-complex="12pt" fo:background-color="#FFFF00"/>
    </style:style>
    <style:style style:name="T63" style:parent-style-name="DefaultParagraphFont" style:family="text">
      <style:text-properties style:font-name="Arial" style:font-name-complex="Arial" fo:font-weight="bold" style:font-weight-asian="bold" fo:color="#000000" fo:font-size="12pt" style:font-size-asian="12pt" style:font-size-complex="12pt" fo:background-color="#FFFF00"/>
    </style:style>
    <style:style style:name="T64" style:parent-style-name="SourceText" style:family="text">
      <style:text-properties style:font-name="Arial" style:font-name-complex="Arial" fo:font-weight="bold" style:font-weight-asian="bold" fo:font-size="12pt" style:font-size-asian="12pt" style:font-size-complex="12pt" fo:background-color="#FFFF00"/>
    </style:style>
    <style:style style:name="T65" style:parent-style-name="SourceText" style:family="text">
      <style:text-properties style:font-name="Arial" style:font-name-complex="Arial" fo:font-weight="bold" style:font-weight-asian="bold" fo:font-size="12pt" style:font-size-asian="12pt" style:font-size-complex="12pt"/>
    </style:style>
    <style:style style:name="T66" style:parent-style-name="SourceText" style:family="text">
      <style:text-properties style:font-name="Arial" style:font-name-complex="Arial" fo:font-weight="bold" style:font-weight-asian="bold"/>
    </style:style>
    <style:style style:name="T67" style:parent-style-name="SourceText" style:family="text">
      <style:text-properties style:font-name="Arial" style:font-name-complex="Arial" fo:font-weight="bold" style:font-weight-asian="bold"/>
    </style:style>
    <style:style style:name="T68" style:parent-style-name="SourceText" style:family="text">
      <style:text-properties style:font-name="Arial" style:font-name-complex="Arial" fo:font-weight="bold" style:font-weight-asian="bold"/>
    </style:style>
    <style:style style:name="T69" style:parent-style-name="SourceText" style:family="text">
      <style:text-properties style:font-name="Arial" style:font-name-complex="Arial" fo:font-weight="bold" style:font-weight-asian="bold"/>
    </style:style>
    <style:style style:name="T70" style:parent-style-name="SourceText" style:family="text">
      <style:text-properties style:font-name="Arial" style:font-name-complex="Arial" fo:font-weight="bold" style:font-weight-asian="bold"/>
    </style:style>
    <style:style style:name="T71" style:parent-style-name="SourceText" style:family="text">
      <style:text-properties style:font-name="Arial" style:font-name-complex="Arial" fo:font-weight="bold" style:font-weight-asian="bold"/>
    </style:style>
    <style:style style:name="T72" style:parent-style-name="SourceText" style:family="text">
      <style:text-properties style:font-name="Arial" style:font-name-complex="Arial" fo:font-weight="bold" style:font-weight-asian="bold"/>
    </style:style>
    <style:style style:name="T73" style:parent-style-name="SourceText" style:family="text">
      <style:text-properties style:font-name="Arial" style:font-name-complex="Arial" fo:font-weight="bold" style:font-weight-asian="bold"/>
    </style:style>
    <style:style style:name="T74" style:parent-style-name="SourceText" style:family="text">
      <style:text-properties style:font-name="Arial" style:font-name-complex="Arial" fo:font-weight="bold" style:font-weight-asian="bold"/>
    </style:style>
    <style:style style:name="T75" style:parent-style-name="SourceText" style:family="text">
      <style:text-properties style:font-name="Arial" style:font-name-complex="Arial" fo:font-weight="bold" style:font-weight-asian="bold"/>
    </style:style>
    <style:style style:name="T76" style:parent-style-name="SourceText" style:family="text">
      <style:text-properties style:font-name="Arial" style:font-name-complex="Arial" fo:font-weight="bold" style:font-weight-asian="bold"/>
    </style:style>
    <style:style style:name="T77" style:parent-style-name="SourceText" style:family="text">
      <style:text-properties style:font-name="Arial" style:font-name-complex="Arial" fo:font-weight="bold" style:font-weight-asian="bold"/>
    </style:style>
    <style:style style:name="T78" style:parent-style-name="SourceText" style:family="text">
      <style:text-properties style:font-name="Arial" style:font-name-complex="Arial" fo:font-weight="bold" style:font-weight-asian="bold"/>
    </style:style>
    <style:style style:name="T79" style:parent-style-name="SourceText" style:family="text">
      <style:text-properties style:font-name="Arial" style:font-name-complex="Arial" fo:font-weight="bold" style:font-weight-asian="bold"/>
    </style:style>
    <style:style style:name="T80" style:parent-style-name="SourceText" style:family="text">
      <style:text-properties style:font-name="Arial" style:font-name-complex="Arial" fo:font-weight="bold" style:font-weight-asian="bold"/>
    </style:style>
    <style:style style:name="T81" style:parent-style-name="SourceText" style:family="text">
      <style:text-properties style:font-name="Arial" style:font-name-complex="Arial" fo:font-weight="bold" style:font-weight-asian="bold"/>
    </style:style>
    <style:style style:name="T82" style:parent-style-name="SourceText" style:family="text">
      <style:text-properties style:font-name="Arial" style:font-name-complex="Arial" fo:font-weight="bold" style:font-weight-asian="bold"/>
    </style:style>
    <style:style style:name="T83" style:parent-style-name="SourceText" style:family="text">
      <style:text-properties style:font-name="Arial" style:font-name-complex="Arial" fo:font-weight="bold" style:font-weight-asian="bold"/>
    </style:style>
    <style:style style:name="P84" style:parent-style-name="Normal" style:family="paragraph">
      <style:paragraph-properties fo:margin-left="0.4923in">
        <style:tab-stops/>
      </style:paragraph-properties>
    </style:style>
    <style:style style:name="T85" style:parent-style-name="SourceText" style:family="text">
      <style:text-properties style:font-name="Arial" style:font-name-complex="Arial" fo:font-weight="bold" style:font-weight-asian="bold"/>
    </style:style>
    <style:style style:name="P86" style:parent-style-name="Normal" style:family="paragraph">
      <style:paragraph-properties fo:margin-left="0.4923in">
        <style:tab-stops/>
      </style:paragraph-properties>
    </style:style>
    <style:style style:name="T87" style:parent-style-name="SourceText" style:family="text">
      <style:text-properties style:font-name="Arial" style:font-name-complex="Arial" fo:font-weight="bold" style:font-weight-asian="bold"/>
    </style:style>
    <style:style style:name="P88" style:parent-style-name="Normal" style:family="paragraph">
      <style:paragraph-properties fo:margin-left="0.4923in">
        <style:tab-stops/>
      </style:paragraph-properties>
    </style:style>
    <style:style style:name="T89" style:parent-style-name="SourceText" style:family="text">
      <style:text-properties style:font-name="Arial" style:font-name-complex="Arial" fo:font-weight="bold" style:font-weight-asian="bold"/>
    </style:style>
    <style:style style:name="P90" style:parent-style-name="Normal" style:family="paragraph">
      <style:paragraph-properties fo:margin-left="0.4923in">
        <style:tab-stops/>
      </style:paragraph-properties>
    </style:style>
    <style:style style:name="T91" style:parent-style-name="SourceText" style:family="text">
      <style:text-properties style:font-name="Arial" style:font-name-complex="Arial" fo:font-weight="bold" style:font-weight-asian="bold"/>
    </style:style>
    <style:style style:name="P92" style:parent-style-name="Normal" style:family="paragraph">
      <style:paragraph-properties fo:margin-left="0.4923in">
        <style:tab-stops/>
      </style:paragraph-properties>
    </style:style>
    <style:style style:name="T93" style:parent-style-name="SourceText" style:family="text">
      <style:text-properties style:font-name="Arial" style:font-name-complex="Arial" fo:font-weight="bold" style:font-weight-asian="bold"/>
    </style:style>
    <style:style style:name="P94" style:parent-style-name="Normal" style:family="paragraph">
      <style:paragraph-properties fo:margin-left="0.4923in">
        <style:tab-stops/>
      </style:paragraph-properties>
    </style:style>
    <style:style style:name="T95" style:parent-style-name="SourceText" style:family="text">
      <style:text-properties style:font-name="Arial" style:font-name-complex="Arial" fo:font-weight="bold" style:font-weight-asian="bold"/>
    </style:style>
    <style:style style:name="T96" style:parent-style-name="SourceText" style:family="text">
      <style:text-properties style:font-name="Arial" style:font-name-complex="Arial" fo:font-weight="bold" style:font-weight-asian="bold"/>
    </style:style>
    <style:style style:name="T97" style:parent-style-name="SourceText" style:family="text">
      <style:text-properties style:font-name="Arial" style:font-name-complex="Arial" fo:font-weight="bold" style:font-weight-asian="bold"/>
    </style:style>
    <style:style style:name="T98" style:parent-style-name="SourceText" style:family="text">
      <style:text-properties style:font-name="Arial" style:font-name-complex="Arial" fo:font-weight="bold" style:font-weight-asian="bold"/>
    </style:style>
    <style:style style:name="T99" style:parent-style-name="SourceText" style:family="text">
      <style:text-properties style:font-name="Arial" style:font-name-complex="Arial" fo:font-weight="bold" style:font-weight-asian="bold"/>
    </style:style>
    <style:style style:name="T100" style:parent-style-name="SourceText" style:family="text">
      <style:text-properties style:font-name="Arial" style:font-name-complex="Arial" fo:font-weight="bold" style:font-weight-asian="bold"/>
    </style:style>
    <style:style style:name="T101" style:parent-style-name="SourceText" style:family="text">
      <style:text-properties style:font-name="Arial" style:font-name-complex="Arial" fo:font-weight="bold" style:font-weight-asian="bold"/>
    </style:style>
    <style:style style:name="T102" style:parent-style-name="SourceText" style:family="text">
      <style:text-properties style:font-name="Arial" style:font-name-complex="Arial" fo:font-weight="bold" style:font-weight-asian="bold"/>
    </style:style>
    <style:style style:name="T103" style:parent-style-name="SourceText" style:family="text">
      <style:text-properties style:font-name="Arial" style:font-name-complex="Arial" fo:font-weight="bold" style:font-weight-asian="bold"/>
    </style:style>
    <style:style style:name="T104" style:parent-style-name="Hyperlink" style:family="text">
      <style:text-properties style:font-name="Arial" style:font-name-asian="Nimbus Mono L" style:font-name-complex="Arial" fo:font-weight="bold" style:font-weight-asian="bold"/>
    </style:style>
    <style:style style:name="T105" style:parent-style-name="SourceText" style:family="text">
      <style:text-properties style:font-name="Arial" style:font-name-complex="Arial" fo:font-weight="bold" style:font-weight-asian="bold"/>
    </style:style>
    <style:style style:name="P106" style:parent-style-name="PreformattedText" style:family="paragraph">
      <style:paragraph-properties fo:break-before="page" fo:margin-bottom="0.1965in"/>
      <style:text-properties style:font-name="Arial" style:font-name-complex="Arial" fo:font-size="12pt" style:font-size-asian="12pt" style:font-size-complex="12pt"/>
    </style:style>
    <style:style style:name="P107" style:parent-style-name="PreformattedText" style:list-style-name="LFO9" style:family="paragraph">
      <style:paragraph-properties fo:margin-bottom="0.1965in"/>
      <style:text-properties style:font-name="Arial" style:font-name-complex="Arial" fo:font-size="12pt" style:font-size-asian="12pt" style:font-size-complex="12pt"/>
    </style:style>
    <style:style style:name="P108" style:parent-style-name="PreformattedText" style:list-style-name="LFO9" style:family="paragraph">
      <style:paragraph-properties fo:margin-bottom="0.1965in"/>
      <style:text-properties style:font-name="Arial" style:font-name-complex="Arial" fo:font-size="12pt" style:font-size-asian="12pt" style:font-size-complex="12pt"/>
    </style:style>
    <style:style style:name="P109" style:parent-style-name="PreformattedText" style:list-style-name="LFO9" style:family="paragraph">
      <style:paragraph-properties fo:margin-bottom="0.1965in"/>
      <style:text-properties style:font-name="Arial" style:font-name-complex="Arial" fo:font-size="12pt" style:font-size-asian="12pt" style:font-size-complex="12pt"/>
    </style:style>
    <style:style style:name="P110" style:parent-style-name="PreformattedText" style:list-style-name="LFO9" style:family="paragraph">
      <style:paragraph-properties fo:margin-bottom="0.1965in"/>
      <style:text-properties style:font-name="Arial" style:font-name-complex="Arial" fo:font-size="12pt" style:font-size-asian="12pt" style:font-size-complex="12pt"/>
    </style:style>
    <style:style style:name="P111" style:parent-style-name="PreformattedText" style:list-style-name="LFO9" style:family="paragraph">
      <style:paragraph-properties fo:margin-bottom="0.1965in"/>
      <style:text-properties style:font-name="Arial" style:font-name-complex="Arial" fo:font-size="12pt" style:font-size-asian="12pt" style:font-size-complex="12pt"/>
    </style:style>
    <style:style style:name="P112" style:parent-style-name="PreformattedText" style:family="paragraph">
      <style:paragraph-properties fo:margin-bottom="0.1965in"/>
      <style:text-properties style:font-name="Arial" style:font-name-complex="Arial" fo:font-size="12pt" style:font-size-asian="12pt" style:font-size-complex="12pt"/>
    </style:style>
    <style:style style:name="P113" style:parent-style-name="PreformattedText" style:family="paragraph">
      <style:paragraph-properties fo:margin-bottom="0.1965in"/>
      <style:text-properties style:font-name="Arial" style:font-name-complex="Arial" fo:font-size="12pt" style:font-size-asian="12pt" style:font-size-complex="12pt"/>
    </style:style>
    <style:style style:name="P114" style:parent-style-name="PreformattedText" style:family="paragraph">
      <style:paragraph-properties fo:margin-bottom="0.1965in"/>
      <style:text-properties style:font-name="Arial" style:font-name-complex="Arial" fo:font-size="12pt" style:font-size-asian="12pt" style:font-size-complex="12pt"/>
    </style:style>
    <style:style style:name="P115" style:parent-style-name="Normal" style:family="paragraph">
      <style:text-properties style:font-name="Arial" style:font-name-complex="Arial"/>
    </style:style>
    <style:style style:name="P116" style:parent-style-name="Normal" style:family="paragraph">
      <style:text-properties style:font-name="Arial" style:font-name-complex="Arial"/>
    </style:style>
    <style:style style:name="P117" style:parent-style-name="Normal" style:family="paragraph">
      <style:text-properties style:font-name="Arial" style:font-name-complex="Arial"/>
    </style:style>
    <style:style style:name="P118" style:parent-style-name="Normal" style:family="paragraph">
      <style:text-properties style:font-name="Arial" style:font-name-complex="Arial"/>
    </style:style>
    <style:style style:name="P119" style:parent-style-name="Normal" style:family="paragraph">
      <style:text-properties style:font-name="Arial" style:font-name-complex="Arial"/>
    </style:style>
    <style:style style:name="P120" style:parent-style-name="Normal" style:family="paragraph">
      <style:text-properties style:font-name="Arial" style:font-name-complex="Arial"/>
    </style:style>
    <style:style style:name="P121" style:parent-style-name="Normal" style:family="paragraph">
      <style:text-properties style:font-name="Arial" style:font-name-complex="Arial"/>
    </style:style>
    <style:style style:name="P122" style:parent-style-name="Normal" style:family="paragraph">
      <style:text-properties style:font-name="Arial" style:font-name-complex="Arial"/>
    </style:style>
    <style:style style:name="P123" style:parent-style-name="Normal" style:family="paragraph">
      <style:text-properties style:font-name="Arial" style:font-name-complex="Arial"/>
    </style:style>
    <style:style style:name="P124" style:parent-style-name="Normal" style:family="paragraph">
      <style:text-properties style:font-name="Arial" style:font-name-complex="Arial"/>
    </style:style>
    <style:style style:name="P125" style:parent-style-name="Normal" style:family="paragraph">
      <style:text-properties style:font-name="Arial" style:font-name-complex="Arial"/>
    </style:style>
    <style:style style:name="P126" style:parent-style-name="Normal" style:family="paragraph">
      <style:text-properties style:font-name="Arial" style:font-name-complex="Arial"/>
    </style:style>
    <style:style style:name="P127" style:parent-style-name="PreformattedText" style:family="paragraph">
      <style:paragraph-properties fo:margin-bottom="0.1965in"/>
      <style:text-properties style:font-name="Arial" style:font-name-complex="Arial" fo:font-size="12pt" style:font-size-asian="12pt" style:font-size-complex="12pt"/>
    </style:style>
    <style:style style:name="P128" style:parent-style-name="Textbody" style:family="paragraph">
      <style:text-properties fo:background-color="#FFFF00"/>
    </style:style>
    <style:style style:name="P129" style:parent-style-name="Textbody" style:family="paragraph">
      <style:text-properties fo:background-color="#FFFF00"/>
    </style:style>
  </office:automatic-styles>
  <office:body>
    <office:text text:use-soft-page-breaks="true">
      <text:p text:style-name="P1">Hacker Rank SQL</text:p>
      <text:p text:style-name="Standard"/>
      <text:p text:style-name="Standard">Query a list of<text:s/><text:span text:style-name="Emphasis">CITY</text:span><text:s/>names from<text:s/><text:span text:style-name="StrongEmphasis">STATION</text:span><text:s/>with even<text:s/><text:span text:style-name="Emphasis">ID</text:span><text:s/>numbers only. You may print the results in any order, but must exclude duplicates from your answer.</text:p>
      <text:p text:style-name="Standard"/>
      <text:p text:style-name="P2">select distinct city from station where ID % 2 = 0<text:s/><text:tab/><text:tab/># MySQL</text:p>
      <text:p text:style-name="P3">select distinct city from station where mod(ID, 2) = 0;<text:s/><text:tab/>#Oracle (need ; to be correct)</text:p>
      <text:p text:style-name="P4"/>
      <text:p text:style-name="Standard"/>
      <text:p text:style-name="Standard">Let<text:s/><text:bookmark-start text:name="MathJax-Element-1-Frame"/><text:bookmark-end text:name="MathJax-Element-1-Frame"/>be the number of<text:s/><text:span text:style-name="Emphasis">CITY</text:span><text:s/>entries in<text:s/><text:span text:style-name="StrongEmphasis">STATION</text:span>, and let<text:s/><text:bookmark-start text:name="MathJax-Element-2-Frame"/><text:bookmark-end text:name="MathJax-Element-2-Frame"/>be the number of distinct<text:s/><text:span text:style-name="Emphasis">CITY</text:span><text:s/>names in<text:s/><text:span text:style-name="StrongEmphasis">STATION</text:span>; query the value of<text:s/><text:bookmark-start text:name="MathJax-Element-3-Frame"/><text:bookmark-end text:name="MathJax-Element-3-Frame"/>from<text:s/><text:span text:style-name="StrongEmphasis">STATION</text:span>. In other words, find the difference between the total number of<text:s/><text:span text:style-name="Emphasis">CITY</text:span><text:s/>entries in the table and the number of distinct<text:s/><text:span text:style-name="Emphasis">CITY</text:span><text:s/>entries in the table.</text:p>
      <text:p text:style-name="Standard"/>
      <text:p text:style-name="P5">select count(city) - count(distinct city) as N_Diff from station;</text:p>
      <text:p text:style-name="Standard"/>
      <text:p text:style-name="Standard"/>
      <text:p text:style-name="Standard">Query the list of<text:s/><text:span text:style-name="Emphasis">CITY</text:span><text:s/>names starting with vowels (i.e.,<text:s/><text:span text:style-name="SourceText">a</text:span>,<text:s/><text:span text:style-name="SourceText">e</text:span>,<text:s/><text:span text:style-name="SourceText">i</text:span>,<text:s/><text:span text:style-name="SourceText">o</text:span>, or<text:s/><text:span text:style-name="SourceText">u</text:span>) from<text:s/><text:span text:style-name="StrongEmphasis">STATION</text:span>. Your result<text:s/><text:span text:style-name="Emphasis">cannot</text:span><text:s/>contain duplicates.</text:p>
      <text:p text:style-name="PreformattedText"/>
      <text:p text:style-name="P6">SELECT DISTINCT city FROM station WHERE city REGEXP "^[aeiou].*";</text:p>
      <text:p text:style-name="Standard"/>
      <text:p text:style-name="P7">select distinct city from station where lower(substr(city,1,1)) in ('a','e','i','o','u');</text:p>
      <text:p text:style-name="Standard">syntax : SUBSTRING(string, start_pos, number_of_chars)</text:p>
      <text:p text:style-name="Textbody">So (CITY,1,1) will consider only first letter of<text:s/>city names to be be compared with vowels.</text:p>
      <text:p text:style-name="Textbody"/>
      <text:p text:style-name="Textbody">Query the list of<text:s/><text:span text:style-name="Emphasis">CITY</text:span><text:s/>names ending with vowels (a, e, i, o, u) from<text:s/><text:span text:style-name="StrongEmphasis">STATION</text:span>. Your result<text:s/><text:span text:style-name="Emphasis">cannot</text:span><text:s/>contain duplicates.</text:p>
      <text:p text:style-name="P8">select distinct city from station where city REGEXP ".*[aeiouAEIOU]$";</text:p>
      <text:p text:style-name="P9">SELECT DISTINCT CITY FROM STATION WHERE LOWER(SUBSTR(CITY,LENGTH(CITY),1)) IN ('a','e','i','o','u');</text:p>
      <text:p text:style-name="Standard"/>
      <text:p text:style-name="Standard"/>
      <text:p text:style-name="Standard">Query the list of<text:s/><text:span text:style-name="Emphasis">CITY</text:span><text:s/>names from<text:s/><text:span text:style-name="StrongEmphasis">STATION</text:span><text:s/>which have vowels (i.e.,<text:s/><text:span text:style-name="Emphasis">a</text:span>,<text:s/><text:span text:style-name="Emphasis">e</text:span>,<text:s/><text:span text:style-name="Emphasis">i</text:span>,<text:s/><text:span text:style-name="Emphasis">o</text:span>, and<text:s/><text:span text:style-name="Emphasis">u</text:span>) as both their first<text:s/><text:span text:style-name="Emphasis">and</text:span><text:s/>last characters. Your result cannot contain duplicates.</text:p>
      <text:p text:style-name="P10">select distinct city from station where city REGEXP "^[aeiouAEIOU].*[aeiouAEIOU]$";</text:p>
      <text:p text:style-name="P11">select distinct city from station</text:p>
      <text:p text:style-name="P12">where left(city,1) in ('a','e','i','o','u')</text:p>
      <text:p text:style-name="P13">and right(city, 1) in ('a','e','i','o','u')</text:p>
      <text:p text:style-name="P14"/>
      <text:p text:style-name="P15"/>
      <text:p text:style-name="Standard">Query the list of<text:s/><text:span text:style-name="Emphasis">CITY</text:span><text:s/>names from<text:s/><text:span text:style-name="StrongEmphasis">STATION</text:span><text:s/>that<text:s/><text:span text:style-name="Emphasis">do not start</text:span><text:s/>with vowels. Your result cannot contain duplicates.</text:p>
      <text:p text:style-name="P16">select distinct city from station where city REGEXP "^[^aeiouAEIOU].*";</text:p>
      <text:p text:style-name="P17">select distinct city from station where lower(left(city, 1)) not in ('a', 'e', 'i', 'o', 'u');</text:p>
      <text:p text:style-name="Standard"/>
      <text:p text:style-name="Standard"/>
      <text:p text:style-name="Standard">Query the list of<text:s/><text:span text:style-name="Emphasis">CITY</text:span><text:s/>names from<text:s/><text:span text:style-name="StrongEmphasis">STATION</text:span><text:s/>that<text:s/><text:span text:style-name="Emphasis">do not end</text:span><text:s/>with vowels. Your result cannot contain duplicates.</text:p>
      <text:p text:style-name="P18">select distinct city from station where city REGEXP ".*[^aeiouAEIOU]$";</text:p>
      <text:soft-page-break/>
      <text:p text:style-name="P19">select distinct city from station where lower(right(city,1)) not in ('a', 'e', 'i', 'o', 'u');</text:p>
      <text:p text:style-name="P20"/>
      <text:p text:style-name="Standard">Query the list of<text:s/><text:span text:style-name="Emphasis">CITY</text:span><text:s/>names from<text:s/><text:span text:style-name="StrongEmphasis">STATION</text:span><text:s/>that<text:s/><text:span text:style-name="Emphasis">do not start</text:span><text:s/>with vowels and<text:s/><text:span text:style-name="Emphasis">do not end</text:span><text:s/>with vowels. Your result cannot contain duplicates.</text:p>
      <text:p text:style-name="P21">select distinct city from station where city REGEXP "^[^aeiouAEIOU].*[^aeiouAEIOU]$";</text:p>
      <text:p text:style-name="P22">select distinct city from station where lower(left(city,1)) not in ('a', 'e', 'i', 'o', 'u') and lower(right(city,1)) not in ('a', 'e', 'i',<text:s/>'o', 'u');</text:p>
      <text:p text:style-name="P23"/>
      <text:p text:style-name="Standard">Query the list of<text:s/><text:span text:style-name="Emphasis">CITY</text:span><text:s/>names from<text:s/><text:span text:style-name="StrongEmphasis">STATION</text:span><text:s/>that either do not start with vowels or do not end with vowels. Your result cannot contain duplicates.</text:p>
      <text:p text:style-name="P24">(select distinct city from station where city REGEXP "^[^aeiouAEIOU].+") union</text:p>
      <text:p text:style-name="P25">(select distinct city from station where city REGEXP "^.+[^aeiouAEIOU]$");</text:p>
      <text:p text:style-name="P26"/>
      <text:p text:style-name="Standard">Query the two cities in<text:s/><text:span text:style-name="StrongEmphasis">STATION</text:span><text:s/>with the shortest and longest<text:s/><text:span text:style-name="Emphasis">CITY</text:span><text:s/>names, as well as their respective lengths (i.e.: number of characters in the name). If there is more than one smallest or largest city, choose the one that comes first when ordered alphabetically.</text:p>
      <text:p text:style-name="P27"/>
      <text:p text:style-name="P28">(SELECT CITY,<text:s/>LENGTH(CITY) FROM STATION ORDER BY LENGTH(CITY), CITY ASC LIMIT 1) UNION (SELECT CITY, LENGTH(CITY) FROM STATION ORDER BY LENGTH(CITY) DESC, CITY ASC LIMIT 1);</text:p>
      <text:p text:style-name="P29"/>
      <text:p text:style-name="P30"/>
      <text:p text:style-name="Standard">Query the<text:s/><text:span text:style-name="Emphasis">Name</text:span><text:s/>of any student in<text:s/><text:span text:style-name="StrongEmphasis">STUDENTS</text:span><text:s/>who scored higher than<text:s/><text:bookmark-start text:name="MathJax-Element-1-Frame1"/><text:bookmark-end text:name="MathJax-Element-1-Frame1"/><text:span text:style-name="Emphasis">Marks</text:span>. Order your output by the<text:s/><text:span text:style-name="Emphasis">last three characters</text:span><text:s/>of each name. If two or more students both have names ending in the same last three characters (i.e.: Bobby, Robby, etc.), secondary sort them by ascending<text:s/><text:span text:style-name="Emphasis">ID</text:span>.</text:p>
      <text:p text:style-name="P31"/>
      <text:p text:style-name="P32">select name from students where marks&gt;75 order by right(name, 3), id;</text:p>
      <text:p text:style-name="P33"/>
      <text:p text:style-name="Textbody">Write a query identifying the<text:s/><text:span text:style-name="Emphasis">type</text:span><text:s/>of each record in the<text:s/><text:span text:style-name="StrongEmphasis">TRIANGLES</text:span><text:s/>table using its three side lengths. Output one of the following statements for each record in the table:</text:p>
      <text:list text:style-name="LFO1" text:continue-numbering="true">
        <text:list-item>
          <text:p text:style-name="P34"><text:span text:style-name="StrongEmphasis">Equilateral</text:span>: It's a triangle with<text:bookmark-start text:name="MathJax-Element-1-Frame2"/><text:bookmark-end text:name="MathJax-Element-1-Frame2"/></text:p>
        </text:list-item>
      </text:list>
      <text:list text:style-name="LFO2" text:continue-numbering="true">
        <text:list-item>
          <text:p text:style-name="P35">sides of equal length.</text:p>
        </text:list-item>
      </text:list>
      <text:list text:style-name="LFO3" text:continue-numbering="true">
        <text:list-item>
          <text:p text:style-name="P36"><text:span text:style-name="StrongEmphasis">Isosceles</text:span>: It's a triangle with<text:bookmark-start text:name="MathJax-Element-2-Frame1"/><text:bookmark-end text:name="MathJax-Element-2-Frame1"/></text:p>
        </text:list-item>
      </text:list>
      <text:list text:style-name="LFO4" text:continue-numbering="true">
        <text:list-item>
          <text:p text:style-name="P37">sides of equal length.</text:p>
        </text:list-item>
      </text:list>
      <text:list text:style-name="LFO5" text:continue-numbering="true">
        <text:list-item>
          <text:p text:style-name="P38"><text:span text:style-name="StrongEmphasis">Scalene</text:span>: It's a triangle with<text:bookmark-start text:name="MathJax-Element-3-Frame1"/><text:bookmark-end text:name="MathJax-Element-3-Frame1"/></text:p>
        </text:list-item>
      </text:list>
      <text:list text:style-name="LFO6" text:continue-numbering="true">
        <text:list-item>
          <text:p text:style-name="P39">sides of differing lengths.</text:p>
        </text:list-item>
      </text:list>
      <text:list text:style-name="LFO7" text:continue-numbering="true">
        <text:list-item>
          <text:p text:style-name="P40"><text:span text:style-name="StrongEmphasis">Not A Triangle</text:span>: The given values of<text:s/><text:span text:style-name="Emphasis">A</text:span>,<text:s/><text:span text:style-name="Emphasis">B</text:span>, and<text:s/><text:span text:style-name="Emphasis">C</text:span><text:s/>don't form a triangle. Values in the tuple (13,14,30)<text:s/><text:bookmark-start text:name="MathJax-Element-7-Frame"/><text:bookmark-end text:name="MathJax-Element-7-Frame"/>cannot form a triangle because the combined value of sides A<text:s/>and B<text:s/><text:bookmark-start text:name="MathJax-Element-8-Frame"/><text:bookmark-end text:name="MathJax-Element-8-Frame"/>and<text:s/><text:bookmark-start text:name="MathJax-Element-9-Frame"/><text:bookmark-end text:name="MathJax-Element-9-Frame"/>is not larger than that of side<text:s/><text:bookmark-start text:name="MathJax-Element-10-Frame"/><text:bookmark-end text:name="MathJax-Element-10-Frame"/>C.</text:p>
        </text:list-item>
      </text:list>
      <text:p text:style-name="Textbody"/>
      <text:p text:style-name="P41">select CASE</text:p>
      <text:p text:style-name="P42">WHEN A + B &gt; C THEN CASE</text:p>
      <text:p text:style-name="P43"><text:s text:c="4"/>WHEN A=B and B=C THEN 'Equilateral'</text:p>
      <text:p text:style-name="P44"><text:s text:c="4"/>WHEN A=B or A=C or B=C THEN 'Isosceles'</text:p>
      <text:soft-page-break/>
      <text:p text:style-name="P45"><text:s text:c="4"/>ELSE 'Scalene' END</text:p>
      <text:p text:style-name="P46">ELSE 'Not A Triangle' END</text:p>
      <text:p text:style-name="P47">from triangles;</text:p>
      <text:p text:style-name="P48"/>
      <text:p text:style-name="Textbody">Generate the<text:s/>following two result sets:</text:p>
      <text:list text:style-name="LFO8" text:continue-numbering="true">
        <text:list-item>
          <text:p text:style-name="P49">Query an<text:s/><text:span text:style-name="Emphasis">alphabetically ordered</text:span><text:s/>list of all names in<text:s/><text:span text:style-name="StrongEmphasis">OCCUPATIONS</text:span>, immediately followed by the first letter of each profession as a parenthetical (i.e.: enclosed in parentheses). For example:<text:s/><text:span text:style-name="SourceText">AnActorName(A)</text:span>,<text:s/><text:span text:style-name="SourceText">ADoctorName(D)</text:span>,<text:s/><text:span text:style-name="SourceText">AProfe</text:span><text:span text:style-name="SourceText">ssorName(P)</text:span>, and<text:s/><text:span text:style-name="SourceText">ASingerName(S)</text:span>.</text:p>
        </text:list-item>
        <text:list-item>
          <text:p text:style-name="P50">Query the number of ocurrences of each occupation in<text:s/><text:span text:style-name="StrongEmphasis">OCCUPATIONS</text:span>. Sort the occurrences in<text:s/><text:span text:style-name="Emphasis">ascending order</text:span>, and output them in the following format:</text:p>
        </text:list-item>
      </text:list>
      <text:p text:style-name="P51"><text:span text:style-name="SourceText">There are a total of [occupation_count] [occupation]s.</text:span></text:p>
      <text:p text:style-name="Textbody">where<text:s/><text:span text:style-name="SourceText">[occupation_count]</text:span><text:s/>is the number of occurrences of an occupation in<text:s/><text:span text:style-name="StrongEmphasis">OCCUPATIONS</text:span><text:s/>and<text:s/><text:span text:style-name="SourceText">[occupation]</text:span><text:s/>is the<text:s/><text:span text:style-name="Emphasis">lowercase</text:span><text:s/>occupation name. If more than one<text:s/><text:span text:style-name="Emphasis">Occupation</text:span><text:s/>has the same<text:s/><text:span text:style-name="SourceText">[occupation_count]</text:span>, they should be ordered alphabetically.</text:p>
      <text:p text:style-name="P52"/>
      <text:p text:style-name="P53">select concat(Name, "(",<text:s/>(upper(left(Occupation,1))), ")") from occupations order by Name;</text:p>
      <text:p text:style-name="P54">select concat("There are a total of ", count(occupation), " ", lower(occupation), "s.") as total from occupations group by occupation order by total;</text:p>
      <text:p text:style-name="P55"># as total applies to the whole string<text:s/>for sorting</text:p>
      <text:p text:style-name="PreformattedText"><text:span text:style-name="SourceText">Aamina(D)</text:span></text:p>
      <text:p text:style-name="PreformattedText"><text:span text:style-name="SourceText">Ashley(P)</text:span></text:p>
      <text:p text:style-name="PreformattedText"><text:span text:style-name="SourceText">Belvet(P)</text:span></text:p>
      <text:p text:style-name="PreformattedText"><text:span text:style-name="SourceText">Britney(P)</text:span></text:p>
      <text:p text:style-name="PreformattedText"><text:span text:style-name="SourceText">Christeen(S)</text:span></text:p>
      <text:p text:style-name="PreformattedText"><text:span text:style-name="SourceText">Eve(A)</text:span></text:p>
      <text:p text:style-name="PreformattedText"><text:span text:style-name="SourceText">Jane(S)</text:span></text:p>
      <text:p text:style-name="PreformattedText"><text:span text:style-name="SourceText">Jennifer(A)</text:span></text:p>
      <text:p text:style-name="PreformattedText"><text:span text:style-name="SourceText">Jenny(S)</text:span></text:p>
      <text:p text:style-name="PreformattedText"><text:span text:style-name="SourceText">Julia(D)</text:span></text:p>
      <text:p text:style-name="PreformattedText"><text:span text:style-name="SourceText">Ketty(A)</text:span></text:p>
      <text:p text:style-name="PreformattedText"><text:span text:style-name="SourceText">Kristeen(S)</text:span></text:p>
      <text:p text:style-name="PreformattedText"><text:span text:style-name="SourceText">Maria(P)</text:span></text:p>
      <text:p text:style-name="PreformattedText"><text:span text:style-name="SourceText">Meera(P)</text:span></text:p>
      <text:p text:style-name="PreformattedText"><text:span text:style-name="SourceText">Naomi(P)</text:span></text:p>
      <text:p text:style-name="PreformattedText"><text:span text:style-name="SourceText">Priya(D)</text:span></text:p>
      <text:p text:style-name="PreformattedText"><text:span text:style-name="SourceText">Priyanka(P)</text:span></text:p>
      <text:p text:style-name="PreformattedText"><text:span text:style-name="SourceText">Samantha(A)</text:span></text:p>
      <text:p text:style-name="PreformattedText"><text:span text:style-name="SourceText">There are a total of 3 doctors.</text:span></text:p>
      <text:p text:style-name="PreformattedText"><text:span text:style-name="SourceText">There are a<text:s/></text:span><text:span text:style-name="SourceText">total of 4 actors.</text:span></text:p>
      <text:p text:style-name="PreformattedText"><text:span text:style-name="SourceText">There are a total of 4 singers.</text:span></text:p>
      <text:p text:style-name="P56"><text:span text:style-name="SourceText">There are a total of 7 professors.</text:span></text:p>
      <text:p text:style-name="P57"/>
      <text:soft-page-break/>
      <text:p text:style-name="P58">(select concat(Name, "(", (upper(left(Occupation,1))), ")") from occupations order by Name) union (select concat("There are a total of ", count(occupation), " ", lower(occupation), "s.") as total from occupations group by occupation order by total); # union disrupts the ordering</text:p>
      <text:p text:style-name="PreformattedText"><text:span text:style-name="SourceText">Meera(P)</text:span></text:p>
      <text:p text:style-name="PreformattedText"><text:span text:style-name="SourceText">Priya(D)</text:span></text:p>
      <text:p text:style-name="PreformattedText"><text:span text:style-name="SourceText">Priyanka(P)</text:span></text:p>
      <text:p text:style-name="PreformattedText"><text:span text:style-name="SourceText">Jennifer(A)</text:span></text:p>
      <text:p text:style-name="PreformattedText"><text:span text:style-name="SourceText">Ketty(A)</text:span></text:p>
      <text:p text:style-name="PreformattedText"><text:span text:style-name="SourceText">Belvet(P)</text:span></text:p>
      <text:p text:style-name="PreformattedText"><text:span text:style-name="SourceText">Naomi(P)</text:span></text:p>
      <text:p text:style-name="PreformattedText"><text:span text:style-name="SourceText">Jane(S)</text:span></text:p>
      <text:p text:style-name="PreformattedText"><text:span text:style-name="SourceText">Jenny(S)</text:span></text:p>
      <text:p text:style-name="PreformattedText"><text:span text:style-name="SourceText">Kristeen(S)</text:span></text:p>
      <text:p text:style-name="PreformattedText"><text:span text:style-name="SourceText">Christeen(S)</text:span></text:p>
      <text:p text:style-name="PreformattedText"><text:span text:style-name="SourceText">Eve(A)</text:span></text:p>
      <text:p text:style-name="PreformattedText"><text:span text:style-name="SourceText">Aamina(D)</text:span></text:p>
      <text:p text:style-name="PreformattedText"><text:span text:style-name="SourceText">There are a total of 4 actors.</text:span></text:p>
      <text:p text:style-name="PreformattedText"><text:span text:style-name="SourceText">There are a total of 3 doctors.</text:span></text:p>
      <text:p text:style-name="PreformattedText"><text:span text:style-name="SourceText">There are a total of 7 professors.</text:span></text:p>
      <text:p text:style-name="P59"><text:span text:style-name="SourceText">There are a total of 4 singers.</text:span></text:p>
      <text:p text:style-name="PreformattedText"/>
      <text:p text:style-name="PreformattedText"><text:span text:style-name="T60">Select top rows by group (</text:span><text:span text:style-name="T61">works in SQL server and not my SQL in hacker rank</text:span><text:span text:style-name="T62"><text:s/>as<text:s/></text:span><text:span text:style-name="T63">Currently MySQL does not support the ROW_NUMBER() function</text:span><text:span text:style-name="T64">)</text:span></text:p>
      <text:p text:style-name="PreformattedText"><text:span text:style-name="T65"><text:s/></text:span></text:p>
      <text:p text:style-name="Normal"><text:span text:style-name="T66">WITH CTE AS</text:span></text:p>
      <text:p text:style-name="Normal"><text:span text:style-name="T67">(</text:span></text:p>
      <text:p text:style-name="Normal"><text:span text:style-name="T68">SELECT id, coins_needed, age, power,<text:s/></text:span></text:p>
      <text:p text:style-name="Normal"><text:span text:style-name="T69">ROW_NUMBER() OVER (PARTITION BY power, age<text:s/></text:span></text:p>
      <text:p text:style-name="Normal"><text:span text:style-name="T70"><text:s text:c="19"/></text:span><text:span text:style-name="T71"><text:tab/><text:s/></text:span><text:span text:style-name="T72">ORDER BY coins_needed asc) AS RN</text:span></text:p>
      <text:p text:style-name="Normal"><text:span text:style-name="T73">FROM wands AS W INNER JOIN wands_property AS WP</text:span></text:p>
      <text:p text:style-name="Normal"><text:span text:style-name="T74">on W.code=WP.code<text:s/></text:span></text:p>
      <text:p text:style-name="Normal"><text:span text:style-name="T75">where WP.is_evil=0</text:span></text:p>
      <text:p text:style-name="Normal"><text:span text:style-name="T76">)</text:span></text:p>
      <text:p text:style-name="Normal"/>
      <text:p text:style-name="Normal"><text:span text:style-name="T77">SELECT id, age, coins_needed, power<text:s/></text:span></text:p>
      <text:p text:style-name="Normal"><text:span text:style-name="T78">FROM CTE</text:span></text:p>
      <text:p text:style-name="Normal"><text:span text:style-name="T79">WHERE RN=1</text:span></text:p>
      <text:p text:style-name="Normal"><text:span text:style-name="T80">ORDER BY power desc, age desc;</text:span></text:p>
      <text:p text:style-name="Normal"/>
      <text:p text:style-name="Normal"><text:span text:style-name="T81">Or more simply</text:span></text:p>
      <text:p text:style-name="Normal"/>
      <text:p text:style-name="Normal"><text:span text:style-name="T82">select id, age, coins_needed, power from</text:span></text:p>
      <text:p text:style-name="Normal"><text:span text:style-name="T83">(</text:span></text:p>
      <text:p text:style-name="P84"><text:span text:style-name="T85">SELECT id, coins_needed, age, power,<text:s/></text:span></text:p>
      <text:p text:style-name="P86"><text:span text:style-name="T87">ROW_NUMBER() OVER (PARTITION BY power, age<text:s/></text:span></text:p>
      <text:p text:style-name="P88"><text:span text:style-name="T89"><text:s text:c="19"/>ORDER BY coins_needed asc) AS RN</text:span></text:p>
      <text:p text:style-name="P90"><text:span text:style-name="T91">FROM wands AS W INNER JOIN wands_property AS WP</text:span></text:p>
      <text:p text:style-name="P92"><text:span text:style-name="T93">on W.code=WP.code<text:s/></text:span></text:p>
      <text:p text:style-name="P94"><text:span text:style-name="T95">where WP.is_evil=0</text:span></text:p>
      <text:p text:style-name="Normal"><text:span text:style-name="T96">) A</text:span></text:p>
      <text:p text:style-name="Normal"><text:span text:style-name="T97">where A.RN=1<text:s/></text:span></text:p>
      <text:p text:style-name="Normal"><text:span text:style-name="T98">order by<text:s/></text:span><text:span text:style-name="T99">A.</text:span><text:span text:style-name="T100">power desc,<text:s/></text:span><text:span text:style-name="T101">A.</text:span><text:span text:style-name="T102">age desc;</text:span></text:p>
      <text:soft-page-break/>
      <text:p text:style-name="Normal"><text:span text:style-name="T103">Good Resource:</text:span></text:p>
      <text:p text:style-name="Normal"><text:a xlink:href="https://www.databasejournal.com/features/mysql/selecting-the-top-n-results-by-group-in-mysql.html#comment_form" office:target-frame-name="_top" xlink:show="replace"><text:span text:style-name="T104">https://www.databasejournal.com/features/mysql/selecting-the-top-n-results-by-group-in-mysql.html#comment_form</text:span></text:a><text:span text:style-name="T105"><text:s/></text:span></text:p>
      <text:soft-page-break/>
      <text:p text:style-name="P106">Idiosyncrasies of MySQL Optimiser</text:p>
      <text:list text:style-name="LFO9" text:continue-numbering="true">
        <text:list-item>
          <text:p text:style-name="P107">The first from table in any join is the main/driving table</text:p>
        </text:list-item>
        <text:list-item>
          <text:p text:style-name="P108">WHERE condition based on non-driving table columns is performed after the join, which will automatically be modified to an inner join even if query specified a left_join. Hence results without a join match gets omitted.</text:p>
        </text:list-item>
        <text:list-item>
          <text:p text:style-name="P109">QUALIFY has lower precedence than WHERE command. So where filters the result before QUALIFY acts on it.</text:p>
        </text:list-item>
        <text:list-item>
          <text:p text:style-name="P110">ON join condition is executed before any WHERE or QUALIFY command</text:p>
        </text:list-item>
        <text:list-item>
          <text:p text:style-name="P111">Experts do not use right_join, only inner join or join as the driving table is always the first from table. Using these two types of joins keep it at driving table on the left.</text:p>
        </text:list-item>
      </text:list>
      <text:p text:style-name="P112"># Create table with query results</text:p>
      <text:p text:style-name="P113">CREATE TABLE databasename.tablename AS (</text:p>
      <text:p text:style-name="P114">Select queries</text:p>
      <text:p text:style-name="P115">) with data primary index(column_in select queries) </text:p>
      <text:p text:style-name="P116"/>
      <text:p text:style-name="P117">CREATE TABLE databasename.tablename<text:s/></text:p>
      <text:p text:style-name="P118">(</text:p>
      <text:p text:style-name="P119">Colname type,</text:p>
      <text:p text:style-name="P120">Colname2 type</text:p>
      <text:p text:style-name="P121">);</text:p>
      <text:p text:style-name="P122"/>
      <text:p text:style-name="P123">INSERT INTO databasename.table VALUES (?,? …);</text:p>
      <text:p text:style-name="P124"># Ensure options set to right delimiter, and import header is enabled.</text:p>
      <text:p text:style-name="P125"># Able command need to run in a clean query window else it wont work.</text:p>
      <text:p text:style-name="P126">    <text:s/></text:p>
      <text:p text:style-name="P127"/>
      <text:p text:style-name="P128"/>
      <text:p text:style-name="P1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SG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imbus Mono L" style:font-name-complex="Liberation Mono" fo:font-size="10pt" style:font-size-asian="10pt" style:font-size-complex="10pt" fo:hyphenate="false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Liberation Mono" style:font-name-asian="Nimbus Mono L" style:font-name-complex="Liberation Mono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Mono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hee Kiang LIM</meta:initial-creator>
    <dc:creator>Chee Kiang LIM</dc:creator>
    <meta:creation-date>2019-02-12T07:17:00Z</meta:creation-date>
    <dc:date>2019-02-15T05:43:00Z</dc:date>
    <meta:template xlink:href="Normal" xlink:type="simple"/>
    <meta:editing-cycles>5</meta:editing-cycles>
    <meta:editing-duration>PT163140S</meta:editing-duration>
    <meta:document-statistic meta:page-count="6" meta:paragraph-count="17" meta:word-count="1276" meta:character-count="8534" meta:row-count="60" meta:non-whitespace-character-count="7275"/>
  </office:meta>
</office:document-meta>
</file>